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8"/>
    <style:style style:name="ce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60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 style:data-style-name="N60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Tabelle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5"/>
          <table:table-cell table:style-name="ce3" office:value-type="string" calcext:value-type="string">
            <text:p>U/I_hor</text:p>
          </table:table-cell>
          <table:table-cell table:style-name="ce6" office:value-type="string" calcext:value-type="string">
            <text:p>U/I_sweep</text:p>
          </table:table-cell>
          <table:table-cell table:style-name="ce6" office:value-type="string" calcext:value-type="string">
            <text:p>B/I_hor</text:p>
          </table:table-cell>
          <table:table-cell table:style-name="ce9" office:value-type="string" calcext:value-type="string">
            <text:p>B/I_sweep</text:p>
          </table:table-cell>
          <table:table-cell/>
        </table:table-row>
        <table:table-row table:style-name="ro1">
          <table:table-cell table:number-columns-repeated="5"/>
          <table:table-cell table:style-name="ce4" office:value-type="float" office:value="0.3" calcext:value-type="float">
            <text:p>0,3</text:p>
          </table:table-cell>
          <table:table-cell table:style-name="ce7" office:value-type="float" office:value="0.1" calcext:value-type="float">
            <text:p>0,1</text:p>
          </table:table-cell>
          <table:table-cell table:style-name="ce8" office:value-type="float" office:value="0.000877" calcext:value-type="float">
            <text:p>8,77E-004</text:p>
          </table:table-cell>
          <table:table-cell table:style-name="ce10" office:value-type="float" office:value="0.0000604" calcext:value-type="float">
            <text:p>6,04E-00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Spannung/V</text:p>
          </table:table-cell>
          <table:table-cell/>
          <table:table-cell office:value-type="string" calcext:value-type="string">
            <text:p>Strom/A</text:p>
          </table:table-cell>
          <table:table-cell/>
          <table:table-cell office:value-type="string" calcext:value-type="string">
            <text:p>Magnetfeld/m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u_RF/kHz</text:p>
          </table:table-cell>
          <table:table-cell office:value-type="string" calcext:value-type="string">
            <text:p>V_sweep1</text:p>
          </table:table-cell>
          <table:table-cell office:value-type="string" calcext:value-type="string">
            <text:p>V_hor1</text:p>
          </table:table-cell>
          <table:table-cell office:value-type="string" calcext:value-type="string">
            <text:p>I_sweep</text:p>
          </table:table-cell>
          <table:table-cell office:value-type="string" calcext:value-type="string">
            <text:p>I_hor#</text:p>
          </table:table-cell>
          <table:table-cell office:value-type="string" calcext:value-type="string">
            <text:p>B_sweep</text:p>
          </table:table-cell>
          <table:table-cell office:value-type="string" calcext:value-type="string">
            <text:p>B_hor</text:p>
          </table:table-cell>
          <table:table-cell/>
          <table:table-cell office:value-type="string" calcext:value-type="string">
            <text:p>B_ges/mT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table:style-name="ce2" table:formula="of:=[.C7]*[.$G$3]" office:value-type="float" office:value="0.175" calcext:value-type="float">
            <text:p>0,175</text:p>
          </table:table-cell>
          <table:table-cell table:style-name="ce5" table:formula="of:=[.D7]*[.$F$3]" office:value-type="float" office:value="0" calcext:value-type="float">
            <text:p>0,00</text:p>
          </table:table-cell>
          <table:table-cell table:formula="of:=[.E7]*[.$I$3]*1000" office:value-type="float" office:value="0.01057" calcext:value-type="float">
            <text:p>0,01057</text:p>
          </table:table-cell>
          <table:table-cell table:formula="of:=[.F7]*1000*[.$H$3]" office:value-type="float" office:value="0" calcext:value-type="float">
            <text:p>0</text:p>
          </table:table-cell>
          <table:table-cell/>
          <table:table-cell table:style-name="ce1" table:formula="of:=[.G7]+[.H7]" office:value-type="float" office:value="0.01057" calcext:value-type="float">
            <text:p>0,01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table:style-name="ce2" table:formula="of:=[.C8]*[.$G$3]" office:value-type="float" office:value="0.37" calcext:value-type="float">
            <text:p>0,37</text:p>
          </table:table-cell>
          <table:table-cell table:style-name="ce5" table:formula="of:=[.D8]*[.$F$3]" office:value-type="float" office:value="0" calcext:value-type="float">
            <text:p>0,00</text:p>
          </table:table-cell>
          <table:table-cell table:formula="of:=[.E8]*[.$I$3]*1000" office:value-type="float" office:value="0.022348" calcext:value-type="float">
            <text:p>0,022348</text:p>
          </table:table-cell>
          <table:table-cell table:formula="of:=[.F8]*1000*[.$H$3]" office:value-type="float" office:value="0" calcext:value-type="float">
            <text:p>0</text:p>
          </table:table-cell>
          <table:table-cell/>
          <table:table-cell table:style-name="ce1" table:formula="of:=[.G8]+[.H8]" office:value-type="float" office:value="0.022348" calcext:value-type="float">
            <text:p>0,02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.05" calcext:value-type="float">
            <text:p>1,05</text:p>
          </table:table-cell>
          <table:table-cell office:value-type="float" office:value="0.12" calcext:value-type="float">
            <text:p>0,12</text:p>
          </table:table-cell>
          <table:table-cell table:style-name="ce2" table:formula="of:=[.C9]*[.$G$3]" office:value-type="float" office:value="0.105" calcext:value-type="float">
            <text:p>0,105</text:p>
          </table:table-cell>
          <table:table-cell table:style-name="ce5" table:formula="of:=[.D9]*[.$F$3]" office:value-type="float" office:value="0.036" calcext:value-type="float">
            <text:p>0,04</text:p>
          </table:table-cell>
          <table:table-cell table:formula="of:=[.E9]*[.$I$3]*1000" office:value-type="float" office:value="0.006342" calcext:value-type="float">
            <text:p>0,006342</text:p>
          </table:table-cell>
          <table:table-cell table:formula="of:=[.F9]*1000*[.$H$3]" office:value-type="float" office:value="0.031572" calcext:value-type="float">
            <text:p>0,031572</text:p>
          </table:table-cell>
          <table:table-cell/>
          <table:table-cell table:style-name="ce1" table:formula="of:=[.G9]+[.H9]" office:value-type="float" office:value="0.037914" calcext:value-type="float">
            <text:p>0,03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.55" calcext:value-type="float">
            <text:p>1,55</text:p>
          </table:table-cell>
          <table:table-cell office:value-type="float" office:value="0.15" calcext:value-type="float">
            <text:p>0,15</text:p>
          </table:table-cell>
          <table:table-cell table:style-name="ce2" table:formula="of:=[.C10]*[.$G$3]" office:value-type="float" office:value="0.155" calcext:value-type="float">
            <text:p>0,155</text:p>
          </table:table-cell>
          <table:table-cell table:style-name="ce5" table:formula="of:=[.D10]*[.$F$3]" office:value-type="float" office:value="0.045" calcext:value-type="float">
            <text:p>0,05</text:p>
          </table:table-cell>
          <table:table-cell table:formula="of:=[.E10]*[.$I$3]*1000" office:value-type="float" office:value="0.009362" calcext:value-type="float">
            <text:p>0,009362</text:p>
          </table:table-cell>
          <table:table-cell table:formula="of:=[.F10]*1000*[.$H$3]" office:value-type="float" office:value="0.039465" calcext:value-type="float">
            <text:p>0,039465</text:p>
          </table:table-cell>
          <table:table-cell/>
          <table:table-cell table:style-name="ce1" table:formula="of:=[.G10]+[.H10]" office:value-type="float" office:value="0.048827" calcext:value-type="float">
            <text:p>0,04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.82" calcext:value-type="float">
            <text:p>3,82</text:p>
          </table:table-cell>
          <table:table-cell office:value-type="float" office:value="0.15" calcext:value-type="float">
            <text:p>0,15</text:p>
          </table:table-cell>
          <table:table-cell table:style-name="ce2" table:formula="of:=[.C11]*[.$G$3]" office:value-type="float" office:value="0.382" calcext:value-type="float">
            <text:p>0,382</text:p>
          </table:table-cell>
          <table:table-cell table:style-name="ce5" table:formula="of:=[.D11]*[.$F$3]" office:value-type="float" office:value="0.045" calcext:value-type="float">
            <text:p>0,05</text:p>
          </table:table-cell>
          <table:table-cell table:formula="of:=[.E11]*[.$I$3]*1000" office:value-type="float" office:value="0.0230728" calcext:value-type="float">
            <text:p>0,0230728</text:p>
          </table:table-cell>
          <table:table-cell table:formula="of:=[.F11]*1000*[.$H$3]" office:value-type="float" office:value="0.039465" calcext:value-type="float">
            <text:p>0,039465</text:p>
          </table:table-cell>
          <table:table-cell/>
          <table:table-cell table:style-name="ce1" table:formula="of:=[.G11]+[.H11]" office:value-type="float" office:value="0.0625378" calcext:value-type="float">
            <text:p>0,06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48" calcext:value-type="float">
            <text:p>2,48</text:p>
          </table:table-cell>
          <table:table-cell office:value-type="float" office:value="0.24" calcext:value-type="float">
            <text:p>0,24</text:p>
          </table:table-cell>
          <table:table-cell table:style-name="ce2" table:formula="of:=[.C12]*[.$G$3]" office:value-type="float" office:value="0.248" calcext:value-type="float">
            <text:p>0,248</text:p>
          </table:table-cell>
          <table:table-cell table:style-name="ce5" table:formula="of:=[.D12]*[.$F$3]" office:value-type="float" office:value="0.072" calcext:value-type="float">
            <text:p>0,07</text:p>
          </table:table-cell>
          <table:table-cell table:formula="of:=[.E12]*[.$I$3]*1000" office:value-type="float" office:value="0.0149792" calcext:value-type="float">
            <text:p>0,0149792</text:p>
          </table:table-cell>
          <table:table-cell table:formula="of:=[.F12]*1000*[.$H$3]" office:value-type="float" office:value="0.063144" calcext:value-type="float">
            <text:p>0,063144</text:p>
          </table:table-cell>
          <table:table-cell/>
          <table:table-cell table:style-name="ce1" table:formula="of:=[.G12]+[.H12]" office:value-type="float" office:value="0.0781232" calcext:value-type="float">
            <text:p>0,07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.13" calcext:value-type="float">
            <text:p>2,13</text:p>
          </table:table-cell>
          <table:table-cell office:value-type="float" office:value="0.3" calcext:value-type="float">
            <text:p>0,3</text:p>
          </table:table-cell>
          <table:table-cell table:style-name="ce2" table:formula="of:=[.C13]*[.$G$3]" office:value-type="float" office:value="0.213" calcext:value-type="float">
            <text:p>0,213</text:p>
          </table:table-cell>
          <table:table-cell table:style-name="ce5" table:formula="of:=[.D13]*[.$F$3]" office:value-type="float" office:value="0.09" calcext:value-type="float">
            <text:p>0,09</text:p>
          </table:table-cell>
          <table:table-cell table:formula="of:=[.E13]*[.$I$3]*1000" office:value-type="float" office:value="0.0128652" calcext:value-type="float">
            <text:p>0,0128652</text:p>
          </table:table-cell>
          <table:table-cell table:formula="of:=[.F13]*1000*[.$H$3]" office:value-type="float" office:value="0.07893" calcext:value-type="float">
            <text:p>0,07893</text:p>
          </table:table-cell>
          <table:table-cell/>
          <table:table-cell table:style-name="ce1" table:formula="of:=[.G13]+[.H13]" office:value-type="float" office:value="0.0917952" calcext:value-type="float">
            <text:p>0,092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2.27" calcext:value-type="float">
            <text:p>2,27</text:p>
          </table:table-cell>
          <table:table-cell office:value-type="float" office:value="0.35" calcext:value-type="float">
            <text:p>0,35</text:p>
          </table:table-cell>
          <table:table-cell table:style-name="ce2" table:formula="of:=[.C14]*[.$G$3]" office:value-type="float" office:value="0.227" calcext:value-type="float">
            <text:p>0,227</text:p>
          </table:table-cell>
          <table:table-cell table:style-name="ce5" table:formula="of:=[.D14]*[.$F$3]" office:value-type="float" office:value="0.105" calcext:value-type="float">
            <text:p>0,11</text:p>
          </table:table-cell>
          <table:table-cell table:formula="of:=[.E14]*[.$I$3]*1000" office:value-type="float" office:value="0.0137108" calcext:value-type="float">
            <text:p>0,0137108</text:p>
          </table:table-cell>
          <table:table-cell table:formula="of:=[.F14]*1000*[.$H$3]" office:value-type="float" office:value="0.092085" calcext:value-type="float">
            <text:p>0,092085</text:p>
          </table:table-cell>
          <table:table-cell/>
          <table:table-cell table:style-name="ce1" table:formula="of:=[.G14]+[.H14]" office:value-type="float" office:value="0.1057958" calcext:value-type="float">
            <text:p>0,106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2.38" calcext:value-type="float">
            <text:p>2,38</text:p>
          </table:table-cell>
          <table:table-cell office:value-type="float" office:value="0.4" calcext:value-type="float">
            <text:p>0,4</text:p>
          </table:table-cell>
          <table:table-cell table:style-name="ce2" table:formula="of:=[.C15]*[.$G$3]" office:value-type="float" office:value="0.238" calcext:value-type="float">
            <text:p>0,238</text:p>
          </table:table-cell>
          <table:table-cell table:style-name="ce5" table:formula="of:=[.D15]*[.$F$3]" office:value-type="float" office:value="0.12" calcext:value-type="float">
            <text:p>0,12</text:p>
          </table:table-cell>
          <table:table-cell table:formula="of:=[.E15]*[.$I$3]*1000" office:value-type="float" office:value="0.0143752" calcext:value-type="float">
            <text:p>0,0143752</text:p>
          </table:table-cell>
          <table:table-cell table:formula="of:=[.F15]*1000*[.$H$3]" office:value-type="float" office:value="0.10524" calcext:value-type="float">
            <text:p>0,10524</text:p>
          </table:table-cell>
          <table:table-cell/>
          <table:table-cell table:style-name="ce1" table:formula="of:=[.G15]+[.H15]" office:value-type="float" office:value="0.1196152" calcext:value-type="float">
            <text:p>0,120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2.6" calcext:value-type="float">
            <text:p>2,6</text:p>
          </table:table-cell>
          <table:table-cell office:value-type="float" office:value="0.45" calcext:value-type="float">
            <text:p>0,45</text:p>
          </table:table-cell>
          <table:table-cell table:style-name="ce2" table:formula="of:=[.C16]*[.$G$3]" office:value-type="float" office:value="0.26" calcext:value-type="float">
            <text:p>0,26</text:p>
          </table:table-cell>
          <table:table-cell table:style-name="ce5" table:formula="of:=[.D16]*[.$F$3]" office:value-type="float" office:value="0.135" calcext:value-type="float">
            <text:p>0,14</text:p>
          </table:table-cell>
          <table:table-cell table:formula="of:=[.E16]*[.$I$3]*1000" office:value-type="float" office:value="0.015704" calcext:value-type="float">
            <text:p>0,015704</text:p>
          </table:table-cell>
          <table:table-cell table:formula="of:=[.F16]*1000*[.$H$3]" office:value-type="float" office:value="0.118395" calcext:value-type="float">
            <text:p>0,118395</text:p>
          </table:table-cell>
          <table:table-cell/>
          <table:table-cell table:style-name="ce1" table:formula="of:=[.G16]+[.H16]" office:value-type="float" office:value="0.134099" calcext:value-type="float">
            <text:p>0,13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.73" calcext:value-type="float">
            <text:p>2,73</text:p>
          </table:table-cell>
          <table:table-cell office:value-type="float" office:value="0.5" calcext:value-type="float">
            <text:p>0,5</text:p>
          </table:table-cell>
          <table:table-cell table:style-name="ce2" table:formula="of:=[.C17]*[.$G$3]" office:value-type="float" office:value="0.273" calcext:value-type="float">
            <text:p>0,273</text:p>
          </table:table-cell>
          <table:table-cell table:style-name="ce5" table:formula="of:=[.D17]*[.$F$3]" office:value-type="float" office:value="0.15" calcext:value-type="float">
            <text:p>0,15</text:p>
          </table:table-cell>
          <table:table-cell table:formula="of:=[.E17]*[.$I$3]*1000" office:value-type="float" office:value="0.0164892" calcext:value-type="float">
            <text:p>0,0164892</text:p>
          </table:table-cell>
          <table:table-cell table:formula="of:=[.F17]*1000*[.$H$3]" office:value-type="float" office:value="0.13155" calcext:value-type="float">
            <text:p>0,13155</text:p>
          </table:table-cell>
          <table:table-cell/>
          <table:table-cell table:style-name="ce1" table:formula="of:=[.G17]+[.H17]" office:value-type="float" office:value="0.1480392" calcext:value-type="float">
            <text:p>0,148</text:p>
          </table:table-cell>
        </table:table-row>
        <table:table-row table:style-name="ro2">
          <table:table-cell table:number-columns-repeated="4"/>
          <table:table-cell table:style-name="ce2"/>
          <table:table-cell table:style-name="ce3" office:value-type="string" calcext:value-type="string">
            <text:p>U/I_hor</text:p>
          </table:table-cell>
          <table:table-cell table:style-name="ce6" office:value-type="string" calcext:value-type="string">
            <text:p>U/I_sweep</text:p>
          </table:table-cell>
          <table:table-cell table:style-name="ce6" office:value-type="string" calcext:value-type="string">
            <text:p>B/I_hor</text:p>
          </table:table-cell>
          <table:table-cell table:style-name="ce9" office:value-type="string" calcext:value-type="string">
            <text:p>B/I_swee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REKTUR NACH ALEX EMAIL</text:p>
          </table:table-cell>
          <table:table-cell table:number-columns-repeated="3"/>
          <table:table-cell table:style-name="ce4" office:value-type="float" office:value="0.3" calcext:value-type="float">
            <text:p>0,3</text:p>
          </table:table-cell>
          <table:table-cell table:style-name="ce7" office:value-type="float" office:value="0.1" calcext:value-type="float">
            <text:p>0,1</text:p>
          </table:table-cell>
          <table:table-cell table:style-name="ce8" office:value-type="float" office:value="0.000877" calcext:value-type="float">
            <text:p>8,77E-004</text:p>
          </table:table-cell>
          <table:table-cell table:style-name="ce10" office:value-type="float" office:value="0.0000604" calcext:value-type="float">
            <text:p>6,04E-0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u_RF/kHz</text:p>
          </table:table-cell>
          <table:table-cell office:value-type="string" calcext:value-type="string">
            <text:p>V_sweep1</text:p>
          </table:table-cell>
          <table:table-cell office:value-type="string" calcext:value-type="string">
            <text:p>V_hor1</text:p>
          </table:table-cell>
          <table:table-cell office:value-type="string" calcext:value-type="string">
            <text:p>I_sweep</text:p>
          </table:table-cell>
          <table:table-cell office:value-type="string" calcext:value-type="string">
            <text:p>I_hor#</text:p>
          </table:table-cell>
          <table:table-cell office:value-type="string" calcext:value-type="string">
            <text:p>B_sweep</text:p>
          </table:table-cell>
          <table:table-cell office:value-type="string" calcext:value-type="string">
            <text:p>B_hor</text:p>
          </table:table-cell>
          <table:table-cell/>
          <table:table-cell office:value-type="string" calcext:value-type="string">
            <text:p>B_ges/mT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[.C21]*[.$G$19]" office:value-type="float" office:value="0.2" calcext:value-type="float">
            <text:p>0,2</text:p>
          </table:table-cell>
          <table:table-cell table:formula="of:=[.D21]*[.$F$19]" office:value-type="float" office:value="0" calcext:value-type="float">
            <text:p>0</text:p>
          </table:table-cell>
          <table:table-cell table:formula="of:=[.E21]*[.$I$3]*1000" office:value-type="float" office:value="0.01208" calcext:value-type="float">
            <text:p>0,01208</text:p>
          </table:table-cell>
          <table:table-cell table:formula="of:=[.F21]*1000*[.$H$3]" office:value-type="float" office:value="0" calcext:value-type="float">
            <text:p>0</text:p>
          </table:table-cell>
          <table:table-cell/>
          <table:table-cell table:style-name="ce1" table:formula="of:=[.G21]+[.H21]" office:value-type="float" office:value="0.01208" calcext:value-type="float">
            <text:p>0,0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style-name="ce2" table:formula="of:=[.C22]*[.$G$19]" office:value-type="float" office:value="0.49" calcext:value-type="float">
            <text:p>0,49</text:p>
          </table:table-cell>
          <table:table-cell table:formula="of:=[.D22]*[.$F$19]" office:value-type="float" office:value="0" calcext:value-type="float">
            <text:p>0</text:p>
          </table:table-cell>
          <table:table-cell table:formula="of:=[.E22]*[.$I$3]*1000" office:value-type="float" office:value="0.029596" calcext:value-type="float">
            <text:p>0,029596</text:p>
          </table:table-cell>
          <table:table-cell table:formula="of:=[.F22]*1000*[.$H$3]" office:value-type="float" office:value="0" calcext:value-type="float">
            <text:p>0</text:p>
          </table:table-cell>
          <table:table-cell/>
          <table:table-cell table:style-name="ce1" table:formula="of:=[.G22]+[.H22]" office:value-type="float" office:value="0.029596" calcext:value-type="float">
            <text:p>0,03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.65" calcext:value-type="float">
            <text:p>3,65</text:p>
          </table:table-cell>
          <table:table-cell office:value-type="float" office:value="0.12" calcext:value-type="float">
            <text:p>0,12</text:p>
          </table:table-cell>
          <table:table-cell table:style-name="ce2" table:formula="of:=[.C23]*[.$G$19]" office:value-type="float" office:value="0.365" calcext:value-type="float">
            <text:p>0,365</text:p>
          </table:table-cell>
          <table:table-cell table:formula="of:=[.D23]*[.$F$19]" office:value-type="float" office:value="0.036" calcext:value-type="float">
            <text:p>0,036</text:p>
          </table:table-cell>
          <table:table-cell table:formula="of:=[.E23]*[.$I$3]*1000" office:value-type="float" office:value="0.022046" calcext:value-type="float">
            <text:p>0,022046</text:p>
          </table:table-cell>
          <table:table-cell table:formula="of:=[.F23]*1000*[.$H$3]" office:value-type="float" office:value="0.031572" calcext:value-type="float">
            <text:p>0,031572</text:p>
          </table:table-cell>
          <table:table-cell/>
          <table:table-cell table:style-name="ce1" table:formula="of:=[.G23]+[.H23]" office:value-type="float" office:value="0.053618" calcext:value-type="float">
            <text:p>0,05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5.11" calcext:value-type="float">
            <text:p>5,11</text:p>
          </table:table-cell>
          <table:table-cell office:value-type="float" office:value="0.15" calcext:value-type="float">
            <text:p>0,15</text:p>
          </table:table-cell>
          <table:table-cell table:style-name="ce2" table:formula="of:=[.C24]*[.$G$19]" office:value-type="float" office:value="0.511" calcext:value-type="float">
            <text:p>0,511</text:p>
          </table:table-cell>
          <table:table-cell table:formula="of:=[.D24]*[.$F$19]" office:value-type="float" office:value="0.045" calcext:value-type="float">
            <text:p>0,045</text:p>
          </table:table-cell>
          <table:table-cell table:formula="of:=[.E24]*[.$I$3]*1000" office:value-type="float" office:value="0.0308644" calcext:value-type="float">
            <text:p>0,0308644</text:p>
          </table:table-cell>
          <table:table-cell table:formula="of:=[.F24]*1000*[.$H$3]" office:value-type="float" office:value="0.039465" calcext:value-type="float">
            <text:p>0,039465</text:p>
          </table:table-cell>
          <table:table-cell/>
          <table:table-cell table:style-name="ce1" table:formula="of:=[.G24]+[.H24]" office:value-type="float" office:value="0.0703294" calcext:value-type="float">
            <text:p>0,07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.25" calcext:value-type="float">
            <text:p>4,25</text:p>
          </table:table-cell>
          <table:table-cell office:value-type="float" office:value="0.25" calcext:value-type="float">
            <text:p>0,25</text:p>
          </table:table-cell>
          <table:table-cell table:style-name="ce2" table:formula="of:=[.C25]*[.$G$19]" office:value-type="float" office:value="0.425" calcext:value-type="float">
            <text:p>0,425</text:p>
          </table:table-cell>
          <table:table-cell table:formula="of:=[.D25]*[.$F$19]" office:value-type="float" office:value="0.075" calcext:value-type="float">
            <text:p>0,075</text:p>
          </table:table-cell>
          <table:table-cell table:formula="of:=[.E25]*[.$I$3]*1000" office:value-type="float" office:value="0.02567" calcext:value-type="float">
            <text:p>0,02567</text:p>
          </table:table-cell>
          <table:table-cell table:formula="of:=[.F25]*1000*[.$H$3]" office:value-type="float" office:value="0.065775" calcext:value-type="float">
            <text:p>0,065775</text:p>
          </table:table-cell>
          <table:table-cell/>
          <table:table-cell table:style-name="ce1" table:formula="of:=[.G25]+[.H25]" office:value-type="float" office:value="0.091445" calcext:value-type="float">
            <text:p>0,09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74" calcext:value-type="float">
            <text:p>2,74</text:p>
          </table:table-cell>
          <table:table-cell office:value-type="float" office:value="0.37" calcext:value-type="float">
            <text:p>0,37</text:p>
          </table:table-cell>
          <table:table-cell table:style-name="ce2" table:formula="of:=[.C26]*[.$G$19]" office:value-type="float" office:value="0.274" calcext:value-type="float">
            <text:p>0,274</text:p>
          </table:table-cell>
          <table:table-cell table:formula="of:=[.D26]*[.$F$19]" office:value-type="float" office:value="0.111" calcext:value-type="float">
            <text:p>0,111</text:p>
          </table:table-cell>
          <table:table-cell table:formula="of:=[.E26]*[.$I$3]*1000" office:value-type="float" office:value="0.0165496" calcext:value-type="float">
            <text:p>0,0165496</text:p>
          </table:table-cell>
          <table:table-cell table:formula="of:=[.F26]*1000*[.$H$3]" office:value-type="float" office:value="0.097347" calcext:value-type="float">
            <text:p>0,097347</text:p>
          </table:table-cell>
          <table:table-cell/>
          <table:table-cell table:style-name="ce1" table:formula="of:=[.G26]+[.H26]" office:value-type="float" office:value="0.1138966" calcext:value-type="float">
            <text:p>0,114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.59" calcext:value-type="float">
            <text:p>2,59</text:p>
          </table:table-cell>
          <table:table-cell office:value-type="float" office:value="0.45" calcext:value-type="float">
            <text:p>0,45</text:p>
          </table:table-cell>
          <table:table-cell table:style-name="ce2" table:formula="of:=[.C27]*[.$G$19]" office:value-type="float" office:value="0.259" calcext:value-type="float">
            <text:p>0,259</text:p>
          </table:table-cell>
          <table:table-cell table:formula="of:=[.D27]*[.$F$19]" office:value-type="float" office:value="0.135" calcext:value-type="float">
            <text:p>0,135</text:p>
          </table:table-cell>
          <table:table-cell table:formula="of:=[.E27]*[.$I$3]*1000" office:value-type="float" office:value="0.0156436" calcext:value-type="float">
            <text:p>0,0156436</text:p>
          </table:table-cell>
          <table:table-cell table:formula="of:=[.F27]*1000*[.$H$3]" office:value-type="float" office:value="0.118395" calcext:value-type="float">
            <text:p>0,118395</text:p>
          </table:table-cell>
          <table:table-cell/>
          <table:table-cell table:style-name="ce1" table:formula="of:=[.G27]+[.H27]" office:value-type="float" office:value="0.1340386" calcext:value-type="float">
            <text:p>0,134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.78" calcext:value-type="float">
            <text:p>1,78</text:p>
          </table:table-cell>
          <table:table-cell office:value-type="float" office:value="0.55" calcext:value-type="float">
            <text:p>0,55</text:p>
          </table:table-cell>
          <table:table-cell table:style-name="ce2" table:formula="of:=[.C28]*[.$G$19]" office:value-type="float" office:value="0.178" calcext:value-type="float">
            <text:p>0,178</text:p>
          </table:table-cell>
          <table:table-cell table:formula="of:=[.D28]*[.$F$19]" office:value-type="float" office:value="0.165" calcext:value-type="float">
            <text:p>0,165</text:p>
          </table:table-cell>
          <table:table-cell table:formula="of:=[.E28]*[.$I$3]*1000" office:value-type="float" office:value="0.0107512" calcext:value-type="float">
            <text:p>0,0107512</text:p>
          </table:table-cell>
          <table:table-cell table:formula="of:=[.F28]*1000*[.$H$3]" office:value-type="float" office:value="0.144705" calcext:value-type="float">
            <text:p>0,144705</text:p>
          </table:table-cell>
          <table:table-cell/>
          <table:table-cell table:style-name="ce1" table:formula="of:=[.G28]+[.H28]" office:value-type="float" office:value="0.1554562" calcext:value-type="float">
            <text:p>0,155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.05" calcext:value-type="float">
            <text:p>1,05</text:p>
          </table:table-cell>
          <table:table-cell office:value-type="float" office:value="0.65" calcext:value-type="float">
            <text:p>0,65</text:p>
          </table:table-cell>
          <table:table-cell table:style-name="ce2" table:formula="of:=[.C29]*[.$G$19]" office:value-type="float" office:value="0.105" calcext:value-type="float">
            <text:p>0,105</text:p>
          </table:table-cell>
          <table:table-cell table:formula="of:=[.D29]*[.$F$19]" office:value-type="float" office:value="0.195" calcext:value-type="float">
            <text:p>0,195</text:p>
          </table:table-cell>
          <table:table-cell table:formula="of:=[.E29]*[.$I$3]*1000" office:value-type="float" office:value="0.006342" calcext:value-type="float">
            <text:p>0,006342</text:p>
          </table:table-cell>
          <table:table-cell table:formula="of:=[.F29]*1000*[.$H$3]" office:value-type="float" office:value="0.171015" calcext:value-type="float">
            <text:p>0,171015</text:p>
          </table:table-cell>
          <table:table-cell/>
          <table:table-cell table:style-name="ce1" table:formula="of:=[.G29]+[.H29]" office:value-type="float" office:value="0.177357" calcext:value-type="float">
            <text:p>0,177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2.47" calcext:value-type="float">
            <text:p>2,47</text:p>
          </table:table-cell>
          <table:table-cell office:value-type="float" office:value="0.7" calcext:value-type="float">
            <text:p>0,7</text:p>
          </table:table-cell>
          <table:table-cell table:style-name="ce2" table:formula="of:=[.C30]*[.$G$19]" office:value-type="float" office:value="0.247" calcext:value-type="float">
            <text:p>0,247</text:p>
          </table:table-cell>
          <table:table-cell table:formula="of:=[.D30]*[.$F$19]" office:value-type="float" office:value="0.21" calcext:value-type="float">
            <text:p>0,21</text:p>
          </table:table-cell>
          <table:table-cell table:formula="of:=[.E30]*[.$I$3]*1000" office:value-type="float" office:value="0.0149188" calcext:value-type="float">
            <text:p>0,0149188</text:p>
          </table:table-cell>
          <table:table-cell table:formula="of:=[.F30]*1000*[.$H$3]" office:value-type="float" office:value="0.18417" calcext:value-type="float">
            <text:p>0,18417</text:p>
          </table:table-cell>
          <table:table-cell/>
          <table:table-cell table:style-name="ce1" table:formula="of:=[.G30]+[.H30]" office:value-type="float" office:value="0.1990888" calcext:value-type="float">
            <text:p>0,1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.55" calcext:value-type="float">
            <text:p>1,55</text:p>
          </table:table-cell>
          <table:table-cell office:value-type="float" office:value="0.8" calcext:value-type="float">
            <text:p>0,8</text:p>
          </table:table-cell>
          <table:table-cell table:style-name="ce2" table:formula="of:=[.C31]*[.$G$19]" office:value-type="float" office:value="0.155" calcext:value-type="float">
            <text:p>0,155</text:p>
          </table:table-cell>
          <table:table-cell table:formula="of:=[.D31]*[.$F$19]" office:value-type="float" office:value="0.24" calcext:value-type="float">
            <text:p>0,24</text:p>
          </table:table-cell>
          <table:table-cell table:formula="of:=[.E31]*[.$I$3]*1000" office:value-type="float" office:value="0.009362" calcext:value-type="float">
            <text:p>0,009362</text:p>
          </table:table-cell>
          <table:table-cell table:formula="of:=[.F31]*1000*[.$H$3]" office:value-type="float" office:value="0.21048" calcext:value-type="float">
            <text:p>0,21048</text:p>
          </table:table-cell>
          <table:table-cell/>
          <table:table-cell table:style-name="ce1" table:formula="of:=[.G31]+[.H31]" office:value-type="float" office:value="0.219842" calcext:value-type="float">
            <text:p>0,220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 calcext:value-type="string">
            <text:p>gnuplot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table:formula="of:=[.J7]" office:value-type="float" office:value="0.01057" calcext:value-type="float">
            <text:p>0,0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" table:formula="of:=[.J8]" office:value-type="float" office:value="0.022348" calcext:value-type="float">
            <text:p>0,0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table:formula="of:=[.J9]" office:value-type="float" office:value="0.037914" calcext:value-type="float">
            <text:p>0,0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1" table:formula="of:=[.J10]" office:value-type="float" office:value="0.048827" calcext:value-type="float">
            <text:p>0,0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1" table:formula="of:=[.J11]" office:value-type="float" office:value="0.0625378" calcext:value-type="float">
            <text:p>0,0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1" table:formula="of:=[.J12]" office:value-type="float" office:value="0.0781232" calcext:value-type="float">
            <text:p>0,0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style-name="ce1" table:formula="of:=[.J13]" office:value-type="float" office:value="0.0917952" calcext:value-type="float">
            <text:p>0,0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" table:formula="of:=[.J14]" office:value-type="float" office:value="0.1057958" calcext:value-type="float">
            <text:p>0,1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style-name="ce1" table:formula="of:=[.J15]" office:value-type="float" office:value="0.1196152" calcext:value-type="float">
            <text:p>0,1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style-name="ce1" table:formula="of:=[.J16]" office:value-type="float" office:value="0.134099" calcext:value-type="float">
            <text:p>0,1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" table:formula="of:=[.J17]" office:value-type="float" office:value="0.1480392" calcext:value-type="float">
            <text:p>0,148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table:formula="of:=[.J21]" office:value-type="float" office:value="0.01208" calcext:value-type="float">
            <text:p>0,0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" table:formula="of:=[.J22]" office:value-type="float" office:value="0.029596" calcext:value-type="float">
            <text:p>0,0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table:formula="of:=[.J23]" office:value-type="float" office:value="0.053618" calcext:value-type="float">
            <text:p>0,0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1" table:formula="of:=[.J24]" office:value-type="float" office:value="0.0703294" calcext:value-type="float">
            <text:p>0,0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1" table:formula="of:=[.J25]" office:value-type="float" office:value="0.091445" calcext:value-type="float">
            <text:p>0,0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1" table:formula="of:=[.J26]" office:value-type="float" office:value="0.1138966" calcext:value-type="float">
            <text:p>0,1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style-name="ce1" table:formula="of:=[.J27]" office:value-type="float" office:value="0.1340386" calcext:value-type="float">
            <text:p>0,1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" table:formula="of:=[.J28]" office:value-type="float" office:value="0.1554562" calcext:value-type="float">
            <text:p>0,1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style-name="ce1" table:formula="of:=[.J29]" office:value-type="float" office:value="0.177357" calcext:value-type="float">
            <text:p>0,1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style-name="ce1" table:formula="of:=[.J30]" office:value-type="float" office:value="0.1990888" calcext:value-type="float">
            <text:p>0,1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" table:formula="of:=[.J31]" office:value-type="float" office:value="0.219842" calcext:value-type="float">
            <text:p>0,22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Dimano </meta:initial-creator>
    <meta:creation-date>2014-04-08T13:22:59.359274709</meta:creation-date>
    <dc:date>2014-04-09T16:48:59.435006385</dc:date>
    <dc:creator>ElDimano </dc:creator>
    <meta:editing-duration>PT31M3S</meta:editing-duration>
    <meta:editing-cycles>4</meta:editing-cycles>
    <meta:generator>LibreOffice/4.1.3.2$Linux_X86_64 LibreOffice_project/410m0$Build-2</meta:generator>
    <meta:document-statistic meta:table-count="1" meta:cell-count="257" meta:object-count="0"/>
  </office:meta>
</office:document-meta>
</file>